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afd095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afd095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afd09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14ac" officeooo:paragraph-rsid="001314ac"/>
    </style:style>
    <style:style style:name="P2" style:family="paragraph" style:parent-style-name="Standard">
      <style:text-properties officeooo:rsid="0017ac68" officeooo:paragraph-rsid="0017ac68"/>
    </style:style>
    <style:style style:name="P3" style:family="paragraph" style:parent-style-name="Standard">
      <style:text-properties officeooo:rsid="0017ac68" officeooo:paragraph-rsid="00253c3d"/>
    </style:style>
    <style:style style:name="P4" style:family="paragraph" style:parent-style-name="Standard">
      <style:text-properties style:font-name="Source Code Pro Semibold" officeooo:rsid="0016f09e" officeooo:paragraph-rsid="0026c3b5"/>
    </style:style>
    <style:style style:name="P5" style:family="paragraph" style:parent-style-name="Standard">
      <style:text-properties style:font-name="Source Code Pro Semibold" officeooo:rsid="0016f09e" officeooo:paragraph-rsid="00253c3d"/>
    </style:style>
    <style:style style:name="P6" style:family="paragraph" style:parent-style-name="Standard">
      <style:text-properties fo:font-weight="bold" officeooo:rsid="0014fe4c" officeooo:paragraph-rsid="0014fe4c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17ac68" officeooo:paragraph-rsid="0017ac68" fo:background-color="#ffff00" style:font-weight-asian="bold" style:font-weight-complex="bold"/>
    </style:style>
    <style:style style:name="P8" style:family="paragraph" style:parent-style-name="Standard">
      <style:text-properties officeooo:rsid="001372a0" officeooo:paragraph-rsid="001372a0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5fc7e" officeooo:paragraph-rsid="002b8c94" style:font-weight-asian="normal" style:font-weight-complex="normal"/>
    </style:style>
    <style:style style:name="P10" style:family="paragraph" style:parent-style-name="Standard">
      <style:text-properties fo:font-size="15pt" fo:font-weight="bold" officeooo:rsid="00118f03" officeooo:paragraph-rsid="00118f03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iberation Serif" fo:font-weight="bold" officeooo:rsid="002e4b65" officeooo:paragraph-rsid="002e4b65" fo:background-color="#ffff00" style:font-weight-asian="bold" style:font-weight-complex="bold"/>
    </style:style>
    <style:style style:name="P12" style:family="paragraph" style:parent-style-name="Standard">
      <style:text-properties style:font-name="Liberation Serif" officeooo:rsid="0016f09e" officeooo:paragraph-rsid="0026c3b5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officeooo:rsid="00441aca" officeooo:paragraph-rsid="00441aca" style:font-size-asian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officeooo:rsid="0043aff5" officeooo:paragraph-rsid="0043aff5" style:font-size-asian="14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officeooo:rsid="005c8592" officeooo:paragraph-rsid="005c8592" style:font-size-asian="14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officeooo:rsid="005e5d5e" officeooo:paragraph-rsid="005e5d5e" style:font-size-asian="14pt"/>
    </style:style>
    <style:style style:name="P17" style:family="paragraph" style:parent-style-name="Standard">
      <style:text-properties style:font-name="Liberation Serif" officeooo:rsid="00553d97"/>
    </style:style>
    <style:style style:name="P18" style:family="paragraph" style:parent-style-name="Standard">
      <style:text-properties style:font-name="Liberation Serif" officeooo:rsid="00553d97" officeooo:paragraph-rsid="00569b9f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553d97" officeooo:paragraph-rsid="00553d97"/>
    </style:style>
    <style:style style:name="P20" style:family="paragraph" style:parent-style-name="Standard">
      <style:text-properties style:font-name="Liberation Serif" fo:font-size="10pt" officeooo:rsid="00553d97" officeooo:paragraph-rsid="00569b9f" style:font-size-asian="10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officeooo:rsid="00686f9b" officeooo:paragraph-rsid="00686f9b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43aff5" officeooo:paragraph-rsid="0043aff5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641972" officeooo:paragraph-rsid="0064197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686f9b" officeooo:paragraph-rsid="00686f9b" style:font-size-asian="12pt" style:font-size-complex="12pt"/>
    </style:style>
    <style:style style:name="P25" style:family="paragraph" style:parent-style-name="Standard">
      <style:text-properties style:font-name="Liberation Serif" officeooo:rsid="00686f9b"/>
    </style:style>
    <style:style style:name="P26" style:family="paragraph" style:parent-style-name="Standard">
      <style:text-properties style:text-line-through-style="none" style:text-line-through-type="none" style:font-name="Liberation Serif" fo:font-size="10pt" style:text-underline-style="none" officeooo:rsid="00553d97" officeooo:paragraph-rsid="00569b9f" style:font-size-asian="10pt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0pt" style:text-underline-style="none" officeooo:rsid="00686f9b" officeooo:paragraph-rsid="00686f9b" style:font-size-asian="10pt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size="10pt" style:text-underline-style="none" officeooo:paragraph-rsid="00592c3a" style:font-size-asian="10pt"/>
    </style:style>
    <style:style style:name="P29" style:family="paragraph" style:parent-style-name="Standard">
      <style:text-properties fo:font-size="14pt" style:font-size-asian="14pt"/>
    </style:style>
    <style:style style:name="P30" style:family="paragraph" style:parent-style-name="Standard">
      <style:paragraph-properties fo:text-align="start" style:justify-single-word="false"/>
      <style:text-properties fo:font-size="10pt" officeooo:paragraph-rsid="00592c3a" style:font-size-asian="10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195be5" officeooo:paragraph-rsid="00195be5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17ac68" officeooo:paragraph-rsid="0017ac68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118f03" officeooo:paragraph-rsid="00118f03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6f09e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95be5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ab35a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c8b59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faea0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7ac68" officeooo:paragraph-rsid="00253c3d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6f09e" officeooo:paragraph-rsid="001faea0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Liberation Serif" officeooo:rsid="001c8b59" officeooo:paragraph-rsid="001c8b59"/>
    </style:style>
    <style:style style:name="P42" style:family="paragraph" style:parent-style-name="Table_20_Contents">
      <style:paragraph-properties fo:text-align="start" style:justify-single-word="false"/>
      <style:text-properties officeooo:rsid="0025fc7e" officeooo:paragraph-rsid="002b8c94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weight="bold" officeooo:rsid="0014fe4c" officeooo:paragraph-rsid="0030f8f2" fo:background-color="#ffff00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weight="bold" officeooo:rsid="0014fe4c" officeooo:paragraph-rsid="0034a3aa" fo:background-color="#ffff00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weight="bold" officeooo:rsid="0016f09e" officeooo:paragraph-rsid="0032dfb3" fo:background-color="transparent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officeooo:rsid="00420153" officeooo:paragraph-rsid="00420153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officeooo:rsid="003dd783" officeooo:paragraph-rsid="003dd783"/>
    </style:style>
    <style:style style:name="P48" style:family="paragraph" style:parent-style-name="Table_20_Contents">
      <style:text-properties style:font-name="Liberation Serif" officeooo:rsid="003dd783" officeooo:paragraph-rsid="003dd783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officeooo:rsid="003dd783" officeooo:paragraph-rsid="0045a082"/>
    </style:style>
    <style:style style:name="P50" style:family="paragraph" style:parent-style-name="Table_20_Contents">
      <style:text-properties style:font-name="Liberation Serif" officeooo:rsid="003dd783" officeooo:paragraph-rsid="004baba2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officeooo:rsid="0016f09e" officeooo:paragraph-rsid="0032dfb3"/>
    </style:style>
    <style:style style:name="P52" style:family="paragraph" style:parent-style-name="Table_20_Contents">
      <style:text-properties style:font-name="Liberation Serif" officeooo:rsid="004df44b" officeooo:paragraph-rsid="004df44b"/>
    </style:style>
    <style:style style:name="P53" style:family="paragraph" style:parent-style-name="Table_20_Contents">
      <style:text-properties style:font-name="Liberation Serif" officeooo:rsid="004fec29" officeooo:paragraph-rsid="004fec29"/>
    </style:style>
    <style:style style:name="P54" style:family="paragraph" style:parent-style-name="Table_20_Contents">
      <style:text-properties style:font-name="Liberation Serif" officeooo:rsid="00504338" officeooo:paragraph-rsid="00504338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officeooo:rsid="00553d97" officeooo:paragraph-rsid="00553d97"/>
    </style:style>
    <style:style style:name="P56" style:family="paragraph" style:parent-style-name="Table_20_Contents">
      <style:text-properties style:font-name="Liberation Serif" officeooo:rsid="00553d97" officeooo:paragraph-rsid="00553d97"/>
    </style:style>
    <style:style style:name="P57" style:family="paragraph" style:parent-style-name="Table_20_Contents">
      <style:text-properties style:font-name="Liberation Serif" officeooo:rsid="00553d97" officeooo:paragraph-rsid="00568502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officeooo:rsid="00441aca" officeooo:paragraph-rsid="00441aca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officeooo:rsid="005a9249" officeooo:paragraph-rsid="005a9249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43aff5" officeooo:paragraph-rsid="0043aff5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officeooo:rsid="005e5d5e" officeooo:paragraph-rsid="005e5d5e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officeooo:rsid="0060c1e6" officeooo:paragraph-rsid="0060c1e6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officeooo:rsid="00614c74" officeooo:paragraph-rsid="00614c74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officeooo:rsid="00634c34" officeooo:paragraph-rsid="00634c34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officeooo:rsid="00641972" officeooo:paragraph-rsid="00641972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officeooo:rsid="00686f9b" officeooo:paragraph-rsid="00686f9b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4pt" officeooo:rsid="0060c1e6" officeooo:paragraph-rsid="0060c1e6" style:font-size-asian="14pt"/>
    </style:style>
    <style:style style:name="P68" style:family="paragraph" style:parent-style-name="Table_20_Contents">
      <style:paragraph-properties fo:text-align="start" style:justify-single-word="false"/>
      <style:text-properties style:font-name="Source Code Pro Semibold" fo:font-weight="bold" officeooo:rsid="0016f09e" officeooo:paragraph-rsid="00300182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Source Code Pro Semibold" fo:font-weight="bold" officeooo:rsid="0016f09e" officeooo:paragraph-rsid="0032dfb3" style:font-weight-asian="bold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Source Code Pro Semibold" fo:font-weight="bold" officeooo:rsid="0016f09e" officeooo:paragraph-rsid="0034a3aa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Source Code Pro Semibold" fo:font-weight="bold" officeooo:rsid="0016f09e" officeooo:paragraph-rsid="0032dfb3" fo:background-color="transparent" style:font-weight-asian="bold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Source Code Pro Semibold" fo:font-weight="bold" officeooo:rsid="0016f09e" officeooo:paragraph-rsid="0034a3aa" fo:background-color="transparent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0185098" officeooo:paragraph-rsid="0032dfb3"/>
    </style:style>
    <style:style style:name="P74" style:family="paragraph" style:parent-style-name="Table_20_Contents">
      <style:paragraph-properties fo:text-align="center" style:justify-single-word="false"/>
      <style:text-properties officeooo:rsid="006943fd" officeooo:paragraph-rsid="006943fd"/>
    </style:style>
    <style:style style:name="P75" style:family="paragraph" style:parent-style-name="Standard">
      <style:paragraph-properties fo:margin-left="1.27cm" fo:margin-right="0cm" fo:text-indent="0cm" style:auto-text-indent="false"/>
      <style:text-properties style:text-line-through-style="none" style:text-line-through-type="none" style:font-name="Liberation Serif" fo:font-size="10pt" style:text-underline-style="none" officeooo:rsid="00553d97" officeooo:paragraph-rsid="00569b9f" style:font-size-asian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style:font-name="Source Code Pro Semibold" officeooo:rsid="0016f09e" officeooo:paragraph-rsid="001faea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4fe4c"/>
    </style:style>
    <style:style style:name="T4" style:family="text">
      <style:text-properties officeooo:rsid="00288d28"/>
    </style:style>
    <style:style style:name="T5" style:family="text">
      <style:text-properties officeooo:rsid="0027580b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253c3d" fo:background-color="#ffff00" loext:char-shading-value="0" style:font-weight-asian="bold" style:font-weight-complex="bold"/>
    </style:style>
    <style:style style:name="T8" style:family="text">
      <style:text-properties style:font-name="Source Code Pro Semibold" fo:font-weight="bold" officeooo:rsid="0016f09e" style:font-weight-asian="bold" style:font-weight-complex="bold"/>
    </style:style>
    <style:style style:name="T9" style:family="text">
      <style:text-properties officeooo:rsid="0034a3aa"/>
    </style:style>
    <style:style style:name="T10" style:family="text">
      <style:text-properties officeooo:rsid="003a7a7f"/>
    </style:style>
    <style:style style:name="T11" style:family="text">
      <style:text-properties officeooo:rsid="0045a082"/>
    </style:style>
    <style:style style:name="T12" style:family="text">
      <style:text-properties officeooo:rsid="004baba2"/>
    </style:style>
    <style:style style:name="T13" style:family="text">
      <style:text-properties officeooo:rsid="004df44b"/>
    </style:style>
    <style:style style:name="T14" style:family="text">
      <style:text-properties officeooo:rsid="004f888f"/>
    </style:style>
    <style:style style:name="T15" style:family="text">
      <style:text-properties officeooo:rsid="00568502"/>
    </style:style>
    <style:style style:name="T16" style:family="text">
      <style:text-properties fo:font-size="10pt" style:font-size-asian="10pt"/>
    </style:style>
    <style:style style:name="T17" style:family="text">
      <style:text-properties style:text-line-through-style="none" style:text-line-through-type="none" fo:font-size="10pt" style:text-underline-style="none" style:font-size-asian="10pt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officeooo:rsid="00631b20" style:font-size-asian="14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officeooo:rsid="0065afed"/>
    </style:style>
    <style:style style:name="T22" style:family="text">
      <style:text-properties officeooo:rsid="006684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nidad 9 (Resumen) <text:s text:c="9"/>PROGRAMACIÓN DE BASES DE DATOS</text:p>
      <text:p text:style-name="P1"><text:span text:style-name="T3">@ </text:span>comentar una linea <text:s/>–</text:p>
      <text:p text:style-name="P1"><text:span text:style-name="T3">@ </text:span>comentar un párrafo /<text:span text:style-name="T1">* <text:s text:c="3"/>párrafo <text:s text:c="4"/>*</text:span><text:span text:style-name="T2">/</text:span></text:p>
      <text:p text:style-name="P8"><text:span text:style-name="T3">@ </text:span>asignación :=</text:p>
      <table:table table:name="Tabla4" table:style-name="Tabla4">
        <table:table-column table:style-name="Tabla4.A"/>
        <table:table-row table:style-name="TableLine1788516083440">
          <table:table-cell table:style-name="Tabla4.A1" office:value-type="string">
            <text:p text:style-name="P42">Datos booleanos: <text:span text:style-name="T5">Este dato es igual a TINYINT(1) <text:s/>el valor falso es 0 cualquier otro valor es verdadero. </text:span>el valor verdadero se <text:s/>evalúa como 1 mientras que el valor falso como cero (pagina6)</text:p>
          </table:table-cell>
        </table:table-row>
      </table:table>
      <text:p text:style-name="P9"/>
      <text:p text:style-name="P6">@ La unidad básica es el bloque </text:p>
      <text:p text:style-name="P34">begin</text:p>
      <text:p text:style-name="P34">declare controlador INT default 1;</text:p>
      <text:p text:style-name="P34">--resto de centncias</text:p>
      <text:p text:style-name="P34">end</text:p>
      <text:p text:style-name="P7">@ejemplo sentencia if</text:p>
      <text:p text:style-name="P2"/>
      <text:p text:style-name="P35">declare n int default 4;</text:p>
      <text:p text:style-name="P35">declare m int default 5;</text:p>
      <text:p text:style-name="P35">declare s varchar(20);</text:p>
      <text:p text:style-name="P36">if (n&gt;M) then <text:s/></text:p>
      <text:p text:style-name="P36"><text:tab/>set s := ‘&gt;’;</text:p>
      <text:p text:style-name="P36">elseif <text:span text:style-name="T10">(n = m) then</text:span></text:p>
      <text:p text:style-name="P36"><text:tab/>set s := ‘=’</text:p>
      <text:p text:style-name="P37">else</text:p>
      <text:p text:style-name="P37"><text:tab/>set s :=’&lt;’</text:p>
      <text:p text:style-name="P37">end if;</text:p>
      <text:p text:style-name="P38">set s := concat(n,’ ’, s,’ <text:s/>’,m) <text:s/>--4&lt;5</text:p>
      <text:p text:style-name="P38"/>
      <text:p text:style-name="P3"><text:span text:style-name="T6">@ejemplo </text:span><text:span text:style-name="T7">case</text:span></text:p>
      <text:p text:style-name="P5">declare valor int default 1;</text:p>
      <text:p text:style-name="P4">case valor</text:p>
      <text:p text:style-name="P4">when 1 then</text:p>
      <text:p text:style-name="P4"><text:s/><text:tab/>select 0;</text:p>
      <text:p text:style-name="P4">when 2 then</text:p>
      <text:p text:style-name="P4"><text:tab/>select 1;</text:p>
      <text:p text:style-name="P4">else</text:p>
      <text:p text:style-name="P4"><text:tab/><text:span text:style-name="T4">BEGIN</text:span></text:p>
      <text:p text:style-name="P4"><text:tab/>/* <text:span text:style-name="T4">RESTO DE LAS INSTRUCCIONES*/</text:span></text:p>
      <text:p text:style-name="P4"><text:tab/><text:span text:style-name="T4">END;</text:span></text:p>
      <text:p text:style-name="P4">end case;</text:p>
      <text:p text:style-name="P11">@ejemplo loop</text:p>
      <text:p text:style-name="P68">declare contador int default =0;</text:p>
      <text:p text:style-name="P68">repetir:loop</text:p>
      <text:p text:style-name="P68">set contador = contador+1;</text:p>
      <text:p text:style-name="P68"><text:s/>/*grupo de sentencias*/</text:p>
      <text:p text:style-name="P68">if (contador &lt; 10 ) then </text:p>
      <text:p text:style-name="P68"><text:s text:c="3"/>iterate repetir;</text:p>
      <text:p text:style-name="P68">end if</text:p>
      <text:p text:style-name="P68">leave repetir;</text:p>
      <text:p text:style-name="P68">end loop repetir;</text:p>
      <text:p text:style-name="P43"><text:soft-page-break/>@ejemplo while</text:p>
      <text:p text:style-name="P73">d<text:span text:style-name="T8">eclare contador int default 5;</text:span></text:p>
      <text:p text:style-name="P69">while(contador&gt;0) do </text:p>
      <text:p text:style-name="P69"><text:s text:c="3"/>/*grupo de sentencias*/</text:p>
      <text:p text:style-name="P69"><text:s text:c="3"/>set contador := <text:s/>contador-1;</text:p>
      <text:p text:style-name="P71">end while;</text:p>
      <text:p text:style-name="P44">@ejemplo <text:span text:style-name="T9">repeat</text:span></text:p>
      <text:p text:style-name="P70">declare contador int default 0;</text:p>
      <text:p text:style-name="P70">repeat</text:p>
      <text:p text:style-name="P70"><text:s text:c="3"/>*grupo de sentencias*/</text:p>
      <text:p text:style-name="P70"><text:s text:c="3"/>set contador := contador</text:p>
      <text:p text:style-name="P70">until (contador &gt;5)</text:p>
      <text:p text:style-name="P72">end repeat;</text:p>
      <text:p text:style-name="P71"/>
      <text:p text:style-name="P71"/>
      <text:p text:style-name="P71"/>
      <text:p text:style-name="P71"/>
      <table:table table:name="Tabla2" table:style-name="Tabla2">
        <table:table-column table:style-name="Tabla2.A"/>
        <table:table-row table:style-name="TableLine1788516083984">
          <table:table-cell table:style-name="Tabla2.A1" office:value-type="string">
            <text:p text:style-name="P46">DECLARE HANDLER</text:p>
          </table:table-cell>
        </table:table-row>
        <table:table-row table:style-name="TableLine1788516095680">
          <table:table-cell table:style-name="Tabla2.A2" office:value-type="string">
            <text:p text:style-name="P59">Ejemplo página 16 es lo mas claro que encontre <text:s/>GRRRRRRRRRRRRRRR</text:p>
          </table:table-cell>
        </table:table-row>
      </table:table>
      <text:p text:style-name="P45"/>
      <text:p text:style-name="P4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0">CURSORES</text:p>
            <text:p text:style-name="P14">Los cursores es una estructura que almacena un conjunto de filas devuelto por una sentencia SELECT </text:p>
            <text:p text:style-name="P15">assensitive-Read only-Nonscrollable</text:p>
          </table:table-cell>
        </table:table-row>
        <table:table-row table:style-name="TableLine1788516086160">
          <table:table-cell table:style-name="Tabla3.A3" office:value-type="string">
            <text:p text:style-name="P61">DECLARE =&gt; para definir el cursor</text:p>
            <text:p text:style-name="P61">DECLARE Nombre_cursor FOR SELECT (select statement)</text:p>
            <text:p text:style-name="P16">-Los cursores deben aparecer después de las declaraciones de las variables y antes de la declaración de gestión del cursor. </text:p>
            <text:p text:style-name="P29">-El número de columnas de la sentencia SELECT tiene que ser el mismo que el de la sentencia FETCH. </text:p>
          </table:table-cell>
        </table:table-row>
        <table:table-row table:style-name="TableLine1788516088064">
          <table:table-cell table:style-name="Tabla3.A3" office:value-type="string">
            <text:p text:style-name="P62">OPEN =&gt; la sentencia open obre un cursor previamente declarado.</text:p>
            <text:p text:style-name="P62">OPEN cursor_name</text:p>
          </table:table-cell>
        </table:table-row>
        <table:table-row table:style-name="TableLine1788516088880">
          <table:table-cell table:style-name="Tabla3.A4" office:value-type="string">
            <text:p text:style-name="P62">FETCH <text:s/>=&gt;<text:span text:style-name="T18">La sentencia FETCH obtiene una fila de la sentencia SELECT del cursor y avanza a la siguiente fila.</text:span></text:p>
            <text:p text:style-name="P67">FETCH nombre_cursor INTO var1,var2 </text:p>
            <text:p text:style-name="P62"/>
          </table:table-cell>
        </table:table-row>
        <table:table-row table:style-name="TableLine1788516085072">
          <table:table-cell table:style-name="Tabla3.A5" office:value-type="string">
            <text:p text:style-name="P63">Ejemplo pagina 19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0">TRIGERS</text:p>
            <text:p text:style-name="P22"><text:span text:style-name="T20">Un TRIGGER es un programa almacenado en la base de datos que se ejecuta automáticamente (dispara) en respuesta a los comandos INSERT, UPDATE y DELETE.</text:span><text:span text:style-name="T18"> </text:span></text:p>
            <text:p text:style-name="P22"><text:span text:style-name="T18">-</text:span><text:span text:style-name="T19">Mantener la integridad de los datos /-Ejecutar acciones de forma implicita/-Obtener valores de otras tablas.</text:span></text:p>
          </table:table-cell>
        </table:table-row>
        <table:table-row table:style-name="TableLine1788516097312">
          <table:table-cell table:style-name="Tabla5.A2" office:value-type="string">
            <text:p text:style-name="P64">CREATE <text:s/>sentencia que crea el triger</text:p>
            <text:p text:style-name="P64">CREATE <text:s/>TRIGGER triger_name</text:p>
            <text:p text:style-name="P64">BEFORE | AFTER</text:p>
            <text:p text:style-name="P64">INSERT | UPDATE | DELETE</text:p>
            <text:p text:style-name="P64">ON TABLE nombre_tabla FOR EACH ROW</text:p>
            <text:p text:style-name="P64">BEGIN</text:p>
            <text:p text:style-name="P64">END;</text:p>
          </table:table-cell>
        </table:table-row>
        <table:table-row table:style-name="TableLine1788516097584">
          <table:table-cell table:style-name="Tabla5.A5" office:value-type="string">
            <text:p text:style-name="P23">OLD y NEW <text:s text:c="2"/><text:span text:style-name="T22">=&gt; los identificadore old and new los utilizamos para acceder a los valores de una columna old indica el valor antiguo de la columna y new el nuevo valor</text:span></text:p>
            <text:p text:style-name="P24">insert =&gt; solo new</text:p>
            <text:p text:style-name="P24">update =&gt; se puede usar old and new</text:p>
            <text:p text:style-name="P24">delete =&gt; sole old</text:p>
          </table:table-cell>
        </table:table-row>
        <table:table-row table:style-name="TableLine1788516089968">
          <table:table-cell table:style-name="Tabla5.A5" office:value-type="string">
            <text:p text:style-name="P66">DROP TRIGGER <text:s/>[IF EXISTS] triger_name</text:p>
          </table:table-cell>
        </table:table-row>
        <table:table-row table:style-name="TableLine1788516087792">
          <table:table-cell table:style-name="Tabla5.A5" office:value-type="string">
            <text:p text:style-name="P65">SHOW TRIGERS <text:s/><text:span text:style-name="T21">=&gt;</text:span>con este comando podemos ver los trigers <text:s/>que tenemos almacenado en nuestra base de dateos</text:p>
            <text:p text:style-name="P65">SHOW CREATE TRIGER <text:span text:style-name="T21">nombre_del triger <text:s/>=&gt; muestr la informacion de un triger en cocreto</text:span></text:p>
          </table:table-cell>
        </table:table-row>
        <table:table-row table:style-name="TableLine1788516094048">
          <table:table-cell table:style-name="Tabla5.A6" office:value-type="string">
            <text:p text:style-name="P66">Ejemplo</text:p>
            <text:p text:style-name="P21">CREATE DEFINER=CURRENT_USER TRIGGER productos_BI_trigger BEFORE INSERT ON productos FOR EACH ROW </text:p>
            <text:p text:style-name="P27">BEGIN </text:p>
            <text:p text:style-name="P27">-- Instrucciones asociadas al trigger </text:p>
            <text:p text:style-name="P27">IF (NEW.precio &lt; 0) <text:s/>THEN </text:p>
            <text:p text:style-name="P27">SET New.precio := 0; </text:p>
            <text:p text:style-name="P27">END IF; </text:p>
            <text:p text:style-name="P27">END </text:p>
            <text:p text:style-name="P25"/>
            <text:p text:style-name="P66"/>
            <text:p text:style-name="P66"/>
          </table:table-cell>
        </table:table-row>
      </table:table>
      <text:p text:style-name="P45"/>
      <text:p text:style-name="P5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7">PROCEDURES</text:p>
            <text:p text:style-name="P49"><text:s/><text:span text:style-name="T11">Es un cojunto de instrucciones que guardaremos en nuestra base de datos para su posterior ejecuion.</text:span></text:p>
          </table:table-cell>
        </table:table-row>
        <table:table-row table:style-name="TableLine1788516100304">
          <table:table-cell table:style-name="Tabla1.A4" office:value-type="string">
            <text:p text:style-name="P48">CREATE: <text:span text:style-name="T12">definer/nombre_procedimiento/</text:span><text:span text:style-name="T13">parametros </text:span><text:span text:style-name="T14">in,out,inout</text:span></text:p>
            <text:p text:style-name="P54">comment ‘string’</text:p>
            <text:p text:style-name="P53">language sql</text:p>
            <text:p text:style-name="P52">[not] deteministic</text:p>
            <text:p text:style-name="P48"/>
          </table:table-cell>
        </table:table-row>
        <table:table-row table:style-name="TableLine1788516093776">
          <table:table-cell table:style-name="Tabla1.A4" office:value-type="string">
            <text:p text:style-name="P48">CALL <text:span text:style-name="T12">=&gt; para invocar el procecimiento call +nombre del procedimiento + parametros.</text:span></text:p>
          </table:table-cell>
        </table:table-row>
        <table:table-row table:style-name="TableLine1788516090512">
          <table:table-cell table:style-name="Tabla1.A4" office:value-type="string">
            <text:p text:style-name="P50">DROP <text:span text:style-name="T12">=&gt; borra el procedimiento =&gt; drop procedure [if exists] nombre_procedimiento</text:span></text:p>
          </table:table-cell>
        </table:table-row>
        <table:table-row table:style-name="TableLine1788516090784">
          <table:table-cell table:style-name="Tabla1.A5" office:value-type="string">
            <text:p text:style-name="P55">Ejemplo</text:p>
            <text:p text:style-name="P30">CREATE DEFINER=CURRENT_USER PROCEDURE Sumar(IN a INT, IN b INT, OUT c INT)</text:p>
            <text:p text:style-name="P28">NO SQL </text:p>
            <text:p text:style-name="P28"><text:soft-page-break/>DETERMINISTIC COMMENT 'Suma dos valores enteros' </text:p>
            <text:p text:style-name="P28">BEGIN</text:p>
            <text:p text:style-name="P28"><text:s text:c="2"/>SET c := a + b;</text:p>
            <text:p text:style-name="P28"><text:s/>END 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0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9"/>
            <text:p text:style-name="P55"/>
          </table:table-cell>
        </table:table-row>
      </table:table>
      <text:p text:style-name="P12"/>
      <text:p text:style-name="P12"/>
      <text:p text:style-name="P12"/>
      <text:p text:style-name="P12"/>
      <text:p text:style-name="P39"/>
      <text:p text:style-name="P40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8">FUCTIONS</text:p>
            <text:p text:style-name="P13">Una función es un conjunto de instrucciones que guardaremos en nuestra base de datos para su posterior ejecución. Las funciones, a diferencia de los procedimientos, devuelven un valor. </text:p>
          </table:table-cell>
        </table:table-row>
        <table:table-row table:style-name="TableLine1788516083168">
          <table:table-cell table:style-name="Tabla6.A2" office:value-type="string">
            <text:p text:style-name="P56">CREATE</text:p>
          </table:table-cell>
        </table:table-row>
        <table:table-row table:style-name="TableLine1788516098672">
          <table:table-cell table:style-name="Tabla6.A3" office:value-type="string">
            <text:p text:style-name="P57">DROP <text:span text:style-name="T15">para borrar la funcion <text:s/>DROP FUNCTIO [IF EXIST] nombre_funcion </text:span></text:p>
          </table:table-cell>
        </table:table-row>
        <table:table-row table:style-name="TableLine1788516092416">
          <table:table-cell table:style-name="Tabla6.A4" office:value-type="string">
            <text:p text:style-name="P56">Ejemplo</text:p>
            <text:p text:style-name="P56"/>
            <text:p text:style-name="P20">CREATE FUNCTION Comparacion(n INT, m INT) RETURNS VARCHAR(20)</text:p>
            <text:p text:style-name="P18"><text:span text:style-name="T16"><text:s/></text:span><text:span text:style-name="T17">BEGIN </text:span></text:p>
            <text:p text:style-name="P75">DECLARE s VARCHAR(20); </text:p>
            <text:p text:style-name="P75">IF (n &gt; m) THEN </text:p>
            <text:p text:style-name="P75"><text:s text:c="4"/>SET s := '&gt;'; </text:p>
            <text:p text:style-name="P75">ELSEIF (n = m) THEN </text:p>
            <text:p text:style-name="P75"><text:s text:c="4"/>SET s := '='; </text:p>
            <text:p text:style-name="P75">ELSE </text:p>
            <text:p text:style-name="P75"><text:s text:c="4"/>SET s := '&lt;'; </text:p>
            <text:p text:style-name="P75">END IF; </text:p>
            <text:p text:style-name="P75">SET s := CONCAT(n, ' ', s, ' ', m); </text:p>
            <text:p text:style-name="P75">RETURN s; </text:p>
            <text:p text:style-name="P26">END </text:p>
            <text:p text:style-name="Standard"/>
            <text:p text:style-name="P17"/>
          </table:table-cell>
        </table:table-row>
      </table:table>
      <text:p text:style-name="P40"/>
      <text:p text:style-name="P40"/>
      <text:p text:style-name="P41"/>
      <text:p text:style-name="P41"/>
      <text:p text:style-name="P41"><text:soft-page-break/></text:p>
      <text:p text:style-name="P31"><text:tab/></text:p>
      <table:table table:name="Tabla7" table:style-name="Tabla7">
        <table:table-column table:style-name="Tabla7.A"/>
        <table:table-row table:style-name="TableLine1788516098944">
          <table:table-cell table:style-name="Tabla7.A1" office:value-type="string">
            <text:p text:style-name="P74">BUENO RECORDAR</text:p>
          </table:table-cell>
        </table:table-row>
        <table:table-row table:style-name="TableLine1788516100032">
          <table:table-cell table:style-name="Tabla7.A2" office:value-type="string">
            <text:p text:style-name="Table_20_Contents">-- now() <text:s/>es la funcion que permite obener la fecha y hora actual<text:line-break/>-- current_user es una variable que contine el usuario actual.<text:line-break/>-- concate_ws() =&gt; significa concaternar With Separtors</text:p>
          </table:table-cell>
        </table:table-row>
      </table:table>
      <text:p text:style-name="P31"/>
      <text:p text:style-name="P32"/>
      <text:p text:style-name="P32"/>
      <text:p text:style-name="P32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1T08:26:00</meta:creation-date>
    <dc:date>2021-06-10T01:09:52.287000000</dc:date>
    <meta:editing-duration>P1DT21H34M39S</meta:editing-duration>
    <meta:editing-cycles>58</meta:editing-cycles>
    <meta:generator>LibreOffice/7.0.4.2$Windows_X86_64 LibreOffice_project/dcf040e67528d9187c66b2379df5ea4407429775</meta:generator>
    <dc:title>programación de base de datos</dc:title>
    <meta:initial-creator>Antº Javier Miras Llamas</meta:initial-creator>
    <dc:subject>Primero DAW/DAM</dc:subject>
    <meta:document-statistic meta:table-count="7" meta:image-count="0" meta:object-count="0" meta:page-count="5" meta:paragraph-count="132" meta:word-count="718" meta:character-count="4350" meta:non-whitespace-character-count="3652"/>
  </office:meta>
</office:document-meta>
</file>